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0.161" calcext:value-type="float">
            <text:p>0.16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0.07" calcext:value-type="float">
            <text:p>0.0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4" office:value-type="float" office:value="0.287" calcext:value-type="float">
            <text:p>0.287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4" office:value-type="float" office:value="1.056" calcext:value-type="float">
            <text:p>1.05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0.316" calcext:value-type="float">
            <text:p>0.31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0.468" calcext:value-type="float">
            <text:p>0.46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4" office:value-type="float" office:value="0.313" calcext:value-type="float">
            <text:p>0.31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4" office:value-type="float" office:value="1.571" calcext:value-type="float">
            <text:p>1.57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269.562" calcext:value-type="float">
            <text:p>269.56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1.385" calcext:value-type="float">
            <text:p>1.38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4" office:value-type="float" office:value="12.72" calcext:value-type="float">
            <text:p>12.72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0:47:16.721989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isa </meta:initial-creator>
    <meta:creation-date>2016-03-07T23:47:31.316801477</meta:creation-date>
    <dc:date>2016-03-08T11:01:00.515076090</dc:date>
    <dc:creator>viktorisa 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72" meta:object-count="0"/>
  </office:meta>
</office:document-meta>
</file>